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olumn" style:name="co0">
      <style:table-column-properties style:column-width="23.580000000000002mm"/>
    </style:style>
    <style:style style:family="table-column" style:name="co1">
      <style:table-column-properties style:column-width="29.97mm"/>
    </style:style>
    <style:style style:family="table-column" style:name="co2">
      <style:table-column-properties style:column-width="22.669999999999998mm"/>
    </style:style>
    <style:style style:family="table-column" style:name="co3">
      <style:table-column-properties style:column-width="37.18mm"/>
    </style:style>
    <style:style style:family="table-row" style:name="ro0">
      <style:table-row-properties style:row-height="8.149999999999999mm"/>
    </style:style>
    <style:style style:family="table-row" style:name="ro1">
      <style:table-row-properties style:row-height="4.53mm"/>
    </style:style>
    <style:style style:family="table-row" style:name="ro2">
      <style:table-row-properties style:row-height="5.380000000000001mm"/>
    </style:style>
    <style:style style:family="table-column" style:name="co4">
      <style:table-column-properties style:column-width="12.47mm"/>
    </style:style>
    <style:style style:family="table-column" style:name="co5">
      <style:table-column-properties style:column-width="73.25mm"/>
    </style:style>
    <style:style style:family="table-column" style:name="co6">
      <style:table-column-properties style:column-width="24.689999999999998mm"/>
    </style:style>
    <style:style style:family="table-column" style:name="co7">
      <style:table-column-properties style:column-width="45.510000000000005mm"/>
    </style:style>
    <style:style style:family="table-column" style:name="co8">
      <style:table-column-properties style:column-width="32.74mm"/>
    </style:style>
    <style:style style:family="table-column" style:name="co9">
      <style:table-column-properties style:column-width="27.75mm"/>
    </style:style>
    <style:style style:family="table-column" style:name="co10">
      <style:table-column-properties style:column-width="24.13mm"/>
    </style:style>
    <style:style style:family="table-column" style:name="co11">
      <style:table-column-properties style:column-width="33.57mm"/>
    </style:style>
    <style:style style:family="table-column" style:name="co12">
      <style:table-column-properties style:column-width="21.909999999999997mm"/>
    </style:style>
    <style:style style:family="table-row" style:name="ro3">
      <style:table-row-properties style:row-height="4.7299999999999995mm"/>
    </style:style>
    <style:style style:family="table-row" style:name="ro4">
      <style:table-row-properties style:row-height="4.46mm"/>
    </style:style>
    <style:style style:family="table-row" style:name="ro5">
      <style:table-row-properties style:row-height="5.8mm"/>
    </style:style>
    <style:style style:family="table-row" style:name="ro6">
      <style:table-row-properties style:row-height="3.69mm"/>
    </style:style>
    <style:style style:family="table-row" style:name="ro7">
      <style:table-row-properties style:row-height="4.109999999999999mm"/>
    </style:style>
  </office:automatic-styles>
  <office:body>
    <office:spreadsheet>
      <table:table table:name="Pokwitowanie wypłaty">
        <table:table-column table:style-name="co0"/>
        <table:table-column table:style-name="co1"/>
        <table:table-column table:style-name="co2"/>
        <table:table-column table:style-name="co2"/>
        <table:table-column table:style-name="co2"/>
        <table:table-column table:style-name="co3"/>
        <table:table-column table:style-name="co2"/>
        <table:table-column table:style-name="co2"/>
        <table:table-column table:style-name="co2"/>
        <table:table-row table:style-name="ro0">
          <table:table-cell>
            <text:p>Pokwitowanie</text:p>
          </table:table-cell>
          <table:table-cell>
            <text:p>stanu<text:s text:c="2"/>konta</text:p>
          </table:table-cell>
          <table:table-cell>
            <text:p>dla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Szymanowskiego<text:s/>51<text:s/>a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Rybnik</text:p>
          </table:table-cell>
          <table:table-cell/>
          <table:table-cell/>
          <table:table-cell/>
          <table:table-cell/>
          <table:table-cell/>
        </table:table-row>
        <table:table-row table:style-name="ro1">
          <table:table-cell>
            <text:p>Kwota<text:s/>dla<text:s/>klienta<text:s/>za<text:s/>sprzedany<text:s/>towar<text:s/>wg<text:s/>umów<text:s/>:<text:s/></text:p>
          </table:table-cell>
          <table:table-cell/>
          <table:table-cell/>
          <table:table-cell/>
          <table:table-cell table:formula="=SUM('1678 15'.I47:Arkusz25.I47)" office:value-type="float" office:value="1294.0">
            <text:p>1294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text:s/>wypłaty</text:p>
          </table:table-cell>
          <table:table-cell>
            <text:p>kwota</text:p>
          </table:table-cell>
          <table:table-cell>
            <text:p>podpis</text:p>
          </table:table-cell>
          <table:table-cell/>
          <table:table-cell/>
          <table:table-cell/>
        </table:table-row>
        <table:table-row table:style-name="ro1">
          <table:table-cell/>
          <table:table-cell>
            <text:p>Wypłaty<text:s text:c="2"/>z<text:s/>datą<text:s/>/<text:s/>kwota</text:p>
          </table:table-cell>
          <table:table-cell/>
          <table:table-cell office:value-type="date" office:date-value="2016-01-26">
            <text:p>2016-01-26</text:p>
          </table:table-cell>
          <table:table-cell office:value-type="float" office:value="10.0">
            <text:p>1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6-04-12">
            <text:p>2016-04-12</text:p>
          </table:table-cell>
          <table:table-cell office:value-type="float" office:value="64.0">
            <text:p>64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6-06-14">
            <text:p>2016-06-14</text:p>
          </table:table-cell>
          <table:table-cell office:value-type="float" office:value="65.0">
            <text:p>6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6-07-22">
            <text:p>2016-07-22</text:p>
          </table:table-cell>
          <table:table-cell office:value-type="float" office:value="98.0">
            <text:p>98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7-02-09">
            <text:p>2017-02-09</text:p>
          </table:table-cell>
          <table:table-cell office:value-type="float" office:value="20.0">
            <text:p>2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7-03-29">
            <text:p>2017-03-29</text:p>
          </table:table-cell>
          <table:table-cell office:value-type="float" office:value="135.0">
            <text:p>13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7-05-15">
            <text:p>2017-05-15</text:p>
          </table:table-cell>
          <table:table-cell office:value-type="float" office:value="94.0">
            <text:p>94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7-08-25">
            <text:p>2017-08-25</text:p>
          </table:table-cell>
          <table:table-cell office:value-type="float" office:value="45.0">
            <text:p>4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8-02-16">
            <text:p>2018-02-16</text:p>
          </table:table-cell>
          <table:table-cell office:value-type="float" office:value="48.0">
            <text:p>48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8-04-25">
            <text:p>2018-04-25</text:p>
          </table:table-cell>
          <table:table-cell office:value-type="float" office:value="64.0">
            <text:p>64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8-09-01">
            <text:p>2018-09-01</text:p>
          </table:table-cell>
          <table:table-cell office:value-type="float" office:value="18.0">
            <text:p>18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07-10">
            <text:p>2019-07-10</text:p>
          </table:table-cell>
          <table:table-cell office:value-type="float" office:value="265.0">
            <text:p>26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19-11-21">
            <text:p>2019-11-21</text:p>
          </table:table-cell>
          <table:table-cell office:value-type="float" office:value="30.0">
            <text:p>3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20-02-22">
            <text:p>2020-02-22</text:p>
          </table:table-cell>
          <table:table-cell office:value-type="float" office:value="74.0">
            <text:p>74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20-05-13">
            <text:p>2020-05-13</text:p>
          </table:table-cell>
          <table:table-cell office:value-type="float" office:value="134.0">
            <text:p>134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20-07-14">
            <text:p>2020-07-14</text:p>
          </table:table-cell>
          <table:table-cell office:value-type="float" office:value="75.0">
            <text:p>7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 office:value-type="date" office:date-value="2020-10-02">
            <text:p>2020-10-02</text:p>
          </table:table-cell>
          <table:table-cell office:value-type="float" office:value="55.0">
            <text:p>55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>
            <text:p>Aktualny<text:s/>stan<text:s/>konta<text:s/>:</text:p>
          </table:table-cell>
          <table:table-cell/>
          <table:table-cell/>
          <table:table-cell/>
          <table:table-cell table:formula="=E4-SUM(E6:E42)" office:value-type="float" office:value="0.0">
            <text:p>0.0</text:p>
          </table:table-cell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Wystawił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678 1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678/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5-11-25">
            <text:p>2015-11-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kolejowa<text:s/>18</text:p>
          </table:table-cell>
          <table:table-cell/>
          <table:table-cell>
            <text:p><text:s text:c="15"/>ulica</text:p>
          </table:table-cell>
          <table:table-cell>
            <text:p>Szymanowskiego<text:s/>51<text:s/>a</text:p>
          </table:table-cell>
          <table:table-cell/>
          <table:table-cell>
            <text:p>up.Pani<text:s/>Alina<text:s/>Puzynows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Rybni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7.21095034E8">
            <text:p>7.21095034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podnio-kurtka<text:s/>Bershka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5*D15" office:value-type="float" office:value="20.0">
            <text:p>20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podnie<text:s/>dzinsowe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6*D16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spódnicza<text:s/>damska<text:s/>jeans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7*D17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bluza<text:s/>Terrranow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8*D18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getry<text:s/>w<text:s/>panterkę<text:s/>damskie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9*D19" office:value-type="float" office:value="10.0">
            <text:p>10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bluzka<text:s/>damska<text:s/>Reserved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table:formula="=C20*D20"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12.0">
            <text:p>12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bluzka<text:s/>damska<text:s/>Moodo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table:formula="=C21*D21"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12.0">
            <text:p>12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>
            <text:p>bluzka<text:s/>damska<text:s/>H&amp;M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2*D22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>
            <text:p>bluzka<text:s/>dam<text:s/>tiulowa<text:s/>biała(15.12.15)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3*D23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>
            <text:p>sukienki<text:s/>letnie<text:s/>dam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  <table:table-cell table:formula="=C24*D24"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>
            <text:p>koszulki<text:s/>dam</text:p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table:formula="=C25*D25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>
            <text:p>sweter<text:s/>dam<text:s/>róż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6*D26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>
            <text:p>sweter<text:s/>reserved<text:s/>zielony<text:s/>dam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7*D27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>
            <text:p>getry<text:s/>dam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table:formula="=C28*D28" office:value-type="float" office:value="5.0">
            <text:p>5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>
            <text:p>dzinsy<text:s/>dam</text:p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table:formula="=C29*D29"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19.0">
            <text:p>19.0</text:p>
          </table:table-cell>
          <table:table-cell/>
          <table:table-cell table:formula="=SUM(E15:E42)" office:value-type="currency" office:value="204" office:currency="PLN">
            <text:p>204,00 zł</text:p>
          </table:table-cell>
          <table:table-cell/>
          <table:table-cell/>
          <table:table-cell/>
          <table:table-cell table:formula="=SUM(I15:I41)" office:value-type="currency" office:value="159" office:currency="PLN">
            <text:p>159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953 16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953/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6-06-14">
            <text:p>2016-06-1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>
            <text:p>Szymanowskiego<text:s/>51<text:s/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Rybni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7.21095034E8">
            <text:p>7.21095034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sukienka<text:s/>damska</text:p>
          </table:table-cell>
          <table:table-cell office:value-type="float" office:value="4.0">
            <text:p>4.0</text:p>
          </table:table-cell>
          <table:table-cell office:value-type="float" office:value="10.0">
            <text:p>10.0</text:p>
          </table:table-cell>
          <table:table-cell table:formula="=C15*D15" office:value-type="float" office:value="40.0">
            <text:p>40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pódniczka<text:s/>damska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table:formula="=C16*D16" office:value-type="float" office:value="24.0">
            <text:p>24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16.0">
            <text:p>16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bluzka<text:s/>damska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table:formula="=C17*D17" office:value-type="float" office:value="5.0">
            <text:p>5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bluzka<text:s/>damska<text:s/>orsay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8*D18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ukienka<text:s/>damska<text:s/>Mohito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9*D19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bolerko<text:s/>czarne</text:p>
          </table:table-cell>
          <table:table-cell office:value-type="float" office:value="1.0">
            <text:p>1.0</text:p>
          </table:table-cell>
          <table:table-cell office:value-type="float" office:value="7.0">
            <text:p>7.0</text:p>
          </table:table-cell>
          <table:table-cell table:formula="=C20*D20" office:value-type="float" office:value="7.0">
            <text:p>7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7.0">
            <text:p>7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torba<text:s/>z<text:s/>koniem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1*D21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>
            <text:p>mokasyny<text:s/>damskie<text:s/>Jennifer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2*D22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>
            <text:p>kamizelki<text:s/>damskie</text:p>
          </table:table-cell>
          <table:table-cell office:value-type="float" office:value="2.0">
            <text:p>2.0</text:p>
          </table:table-cell>
          <table:table-cell office:value-type="float" office:value="5.0">
            <text:p>5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15.0">
            <text:p>15.0</text:p>
          </table:table-cell>
          <table:table-cell/>
          <table:table-cell table:formula="=SUM(E15:E42)" office:value-type="currency" office:value="121" office:currency="PLN">
            <text:p>121,00 zł</text:p>
          </table:table-cell>
          <table:table-cell/>
          <table:table-cell/>
          <table:table-cell/>
          <table:table-cell table:formula="=SUM(I15:I41)" office:value-type="currency" office:value="98" office:currency="PLN">
            <text:p>98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528 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528/1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7-03-08">
            <text:p>2017-03-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Kolejowa<text:s/>18</text:p>
          </table:table-cell>
          <table:table-cell/>
          <table:table-cell>
            <text:p><text:s text:c="15"/>ulica</text:p>
          </table:table-cell>
          <table:table-cell>
            <text:p>Szymanowskiego<text:s/>51<text:s/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Rybni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7.21095034E8">
            <text:p>7.21095034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buty<text:s/>nowe<text:s/>F&amp;F<text:s/>przejsciowe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table:formula="=C15*D15"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25.0">
            <text:p>2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buty<text:s/>przejsciowe<text:s/>szare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6*D16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papcie<text:s/>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table:formula="=C17*D17"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5.0">
            <text:p>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komplet<text:s/>chłopak<text:s/>r<text:s/>74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table:formula="=C18*D18"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koszula<text:s/>dziecko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table:formula="=C19*D19"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5.0">
            <text:p>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bluzka<text:s/>dam<text:s/>pepco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table:formula="=C20*D20"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5.0">
            <text:p>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torebki<text:s/>dam</text:p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table:formula="=C21*D21"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>
            <text:p>spodnie<text:s/>dres<text:s/>dam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2*D22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>
            <text:p>sukienka<text:s/>dam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3*D23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>
            <text:p>spodnie<text:s/>sportowe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4*D24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>
            <text:p>kurtka<text:s/>dam<text:s/>wiosn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5*D2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>
            <text:p>koszulka<text:s/>nowa<text:s/>dam<text:s/>zumba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26*D26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>
            <text:p>spódnica<text:s/>dam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27*D27" office:value-type="float" office:value="8.0">
            <text:p>8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1.0">
            <text:p>1.0</text:p>
          </table:table-cell>
          <table:table-cell table:formula="=F27*D27" office:value-type="float" office:value="0.0">
            <text:p>0.0</text:p>
          </table:table-cell>
          <table:table-cell>
            <text:p>przech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>
            <text:p>marynarka<text:s/>dam<text:s/>centki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8*D28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>
            <text:p>bluzka<text:s/>dam<text:s/>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9*D29" office:value-type="float" office:value="10.0">
            <text:p>1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1.0">
            <text:p>1.0</text:p>
          </table:table-cell>
          <table:table-cell table:formula="=F29*D29" office:value-type="float" office:value="0.0">
            <text:p>0.0</text:p>
          </table:table-cell>
          <table:table-cell>
            <text:p>przech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>
            <text:p>sukienka<text:s/>dam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30*D30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>
            <text:p>spodnie<text:s/>dam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31*D31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>
            <text:p>wdzianko<text:s/>szare<text:s/>dam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32*D32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>
            <text:p>spodnie<text:s/>dres<text:s/>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table:formula="=C33*D33"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4.0">
            <text:p>4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>
            <text:p>spodenki<text:s/>dam</text:p>
          </table:table-cell>
          <table:table-cell office:value-type="float" office:value="1.0">
            <text:p>1.0</text:p>
          </table:table-cell>
          <table:table-cell office:value-type="float" office:value="5.0">
            <text:p>5.0</text:p>
          </table:table-cell>
          <table:table-cell table:formula="=C34*D34"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5.0">
            <text:p>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>
            <text:p>buty<text:s/>nowe<text:s/>chłopak<text:s/>F&amp;F<text:s/>(29/03/17)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35*D3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22.0">
            <text:p>22.0</text:p>
          </table:table-cell>
          <table:table-cell/>
          <table:table-cell table:formula="=SUM(E15:E42)" office:value-type="currency" office:value="292" office:currency="PLN">
            <text:p>292,00 zł</text:p>
          </table:table-cell>
          <table:table-cell/>
          <table:table-cell/>
          <table:table-cell/>
          <table:table-cell table:formula="=SUM(I15:I41)" office:value-type="currency" office:value="274" office:currency="PLN">
            <text:p>274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34 18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34/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8-01-15">
            <text:p>2018-01-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Kolejowa<text:s/>18</text:p>
          </table:table-cell>
          <table:table-cell/>
          <table:table-cell>
            <text:p><text:s text:c="15"/>ulica</text:p>
          </table:table-cell>
          <table:table-cell>
            <text:p>Szymanowskiego<text:s/>51<text:s/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Rybni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7.21095034E8">
            <text:p>7.21095034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getry<text:s/>dam<text:s/>czarno-białe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5*D15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pódnica<text:s/>dam<text:s/>łososiowa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6*D16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żakiet<text:s/>dam<text:s/>malinowy<text:s/>Mohito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7*D17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bluzka<text:s/>dam<text:s/>letnia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8*D18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ukienka<text:s/>dam<text:s/>bawełn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9*D19" office:value-type="float" office:value="10.0">
            <text:p>10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>
            <text:p>plamy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bluzka<text:s/>dam<text:s/>letni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0*D20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sukienka<text:s/>dam<text:s/>w<text:s/>kwaity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1*D21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>
            <text:p>spódnica<text:s/>dam<text:s/></text:p>
          </table:table-cell>
          <table:table-cell office:value-type="float" office:value="3.0">
            <text:p>3.0</text:p>
          </table:table-cell>
          <table:table-cell office:value-type="float" office:value="8.0">
            <text:p>8.0</text:p>
          </table:table-cell>
          <table:table-cell table:formula="=C22*D22" office:value-type="float" office:value="24.0">
            <text:p>24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16.0">
            <text:p>16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>
            <text:p>koszulka<text:s/>letnia</text:p>
          </table:table-cell>
          <table:table-cell office:value-type="float" office:value="2.0">
            <text:p>2.0</text:p>
          </table:table-cell>
          <table:table-cell office:value-type="float" office:value="6.0">
            <text:p>6.0</text:p>
          </table:table-cell>
          <table:table-cell table:formula="=C23*D23"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6.0">
            <text:p>6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>
            <text:p>żakiet<text:s/>dam<text:s/>beż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4*D24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>
            <text:p>bluzka<text:s/>dam<text:s/>letnia</text:p>
          </table:table-cell>
          <table:table-cell office:value-type="float" office:value="2.0">
            <text:p>2.0</text:p>
          </table:table-cell>
          <table:table-cell office:value-type="float" office:value="6.0">
            <text:p>6.0</text:p>
          </table:table-cell>
          <table:table-cell table:formula="=C25*D25" office:value-type="float" office:value="12.0">
            <text:p>12.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>
            <text:p>Us<text:s/>22/02/19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>
            <text:p>getry<text:s/>dam<text:s/>w<text:s/>kwaity</text:p>
          </table:table-cell>
          <table:table-cell office:value-type="float" office:value="1.0">
            <text:p>1.0</text:p>
          </table:table-cell>
          <table:table-cell office:value-type="float" office:value="6.0">
            <text:p>6.0</text:p>
          </table:table-cell>
          <table:table-cell table:formula="=C26*D26" office:value-type="float" office:value="6.0">
            <text:p>6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6.0">
            <text:p>6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>
            <text:p>spodnie<text:s/>dzins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  <table:table-cell table:formula="=C27*D27"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>
            <text:p>wdzianko<text:s/>dam<text:s/>panterka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28*D28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20.0">
            <text:p>20.0</text:p>
          </table:table-cell>
          <table:table-cell/>
          <table:table-cell table:formula="=SUM(E15:E42)" office:value-type="currency" office:value="166" office:currency="PLN">
            <text:p>166,00 zł</text:p>
          </table:table-cell>
          <table:table-cell/>
          <table:table-cell/>
          <table:table-cell/>
          <table:table-cell table:formula="=SUM(I15:I41)" office:value-type="currency" office:value="130" office:currency="PLN">
            <text:p>13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1019 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1019/1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19-04-08">
            <text:p>2019-04-0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Kolejowa<text:s/>18</text:p>
          </table:table-cell>
          <table:table-cell/>
          <table:table-cell>
            <text:p><text:s text:c="15"/>ulica</text:p>
          </table:table-cell>
          <table:table-cell>
            <text:p>Szymanowskiego<text:s/>51<text:s/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Rybni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7.21095034E8">
            <text:p>7.21095034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bluza<text:s/>dam<text:s/>siatka<text:s/>granat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5*D1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podnie<text:s/>damsk<text:s/>materiał</text:p>
          </table:table-cell>
          <table:table-cell office:value-type="float" office:value="3.0">
            <text:p>3.0</text:p>
          </table:table-cell>
          <table:table-cell office:value-type="float" office:value="15.0">
            <text:p>15.0</text:p>
          </table:table-cell>
          <table:table-cell table:formula="=C16*D16" office:value-type="float" office:value="45.0">
            <text:p>45.0</text:p>
          </table:table-cell>
          <table:table-cell office:value-type="float" office:value="3.0">
            <text:p>3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45.0">
            <text:p>4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jeans<text:s/>damski<text:s/>spodnie</text:p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table:formula="=C17*D17"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1.0">
            <text:p>1.0</text:p>
          </table:table-cell>
          <table:table-cell table:formula="=F17*D17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kamizelka<text:s/>dam<text:s/>czarn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18*D18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spodenki<text:s/>ciążowe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9*D19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sukienka<text:s/>jeans<text:s/>now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0*D20" office:value-type="float" office:value="15.0">
            <text:p>15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1.0">
            <text:p>1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koszula<text:s/>dams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1*D21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>
            <text:p>kurtka<text:s/>damska<text:s/>ramoneska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22*D22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>
            <text:p>bluza<text:s/>damska<text:s/>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3*D23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>
            <text:p>koszula<text:s/>damska<text:s/>krata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24*D24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>
            <text:p>marynarka<text:s/>damska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5*D2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>
            <text:p>sukienka<text:s/>dam<text:s/>kwiaty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6*D26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>
            <text:p>bluzka<text:s/>dam</text:p>
          </table:table-cell>
          <table:table-cell office:value-type="float" office:value="6.0">
            <text:p>6.0</text:p>
          </table:table-cell>
          <table:table-cell office:value-type="float" office:value="12.0">
            <text:p>12.0</text:p>
          </table:table-cell>
          <table:table-cell table:formula="=C27*D27" office:value-type="float" office:value="72.0">
            <text:p>72.0</text:p>
          </table:table-cell>
          <table:table-cell office:value-type="float" office:value="6.0">
            <text:p>6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72.0">
            <text:p>72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>
            <text:p>bluzka<text:s/>dam</text:p>
          </table:table-cell>
          <table:table-cell office:value-type="float" office:value="3.0">
            <text:p>3.0</text:p>
          </table:table-cell>
          <table:table-cell office:value-type="float" office:value="10.0">
            <text:p>10.0</text:p>
          </table:table-cell>
          <table:table-cell table:formula="=C28*D28" office:value-type="float" office:value="30.0">
            <text:p>30.0</text:p>
          </table:table-cell>
          <table:table-cell office:value-type="float" office:value="3.0">
            <text:p>3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>
            <text:p>sukienka<text:s/>dam<text:s/>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29*D29" office:value-type="float" office:value="15.0">
            <text:p>15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1.0">
            <text:p>1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>
            <text:p>kombionezon<text:s/>dam<text:s/>pepco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30*D30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26.0">
            <text:p>26.0</text:p>
          </table:table-cell>
          <table:table-cell/>
          <table:table-cell table:formula="=SUM(E15:E42)" office:value-type="currency" office:value="340" office:currency="PLN">
            <text:p>340,00 zł</text:p>
          </table:table-cell>
          <table:table-cell/>
          <table:table-cell/>
          <table:table-cell/>
          <table:table-cell table:formula="=SUM(I15:I41)" office:value-type="currency" office:value="295" office:currency="PLN">
            <text:p>295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3 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203/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20-01-28">
            <text:p>2020-01-2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Kolejowa<text:s/>18</text:p>
          </table:table-cell>
          <table:table-cell/>
          <table:table-cell>
            <text:p><text:s text:c="15"/>ulica</text:p>
          </table:table-cell>
          <table:table-cell>
            <text:p>Szymanowskiego<text:s/>51<text:s/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Rybni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7.21095034E8">
            <text:p>7.21095034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bluzka<text:s/>dam<text:s/>w<text:s/>paski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5*D15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>
            <text:p>sukienka<text:s/>dam<text:s/>w<text:s/>kwiaty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6*D16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>
            <text:p>bluzka<text:s/>dam<text:s/>w<text:s/>paski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table:formula="=C17*D17" office:value-type="float" office:value="8.0">
            <text:p>8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8.0">
            <text:p>8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>
            <text:p>sukienaka<text:s/>w<text:s/>kwiaty<text:s/>F&amp;F</text:p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table:formula="=C18*D18" office:value-type="float" office:value="15.0">
            <text:p>1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15.0">
            <text:p>1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>
            <text:p>bluzka<text:s/>dam<text:s/></text:p>
          </table:table-cell>
          <table:table-cell office:value-type="float" office:value="2.0">
            <text:p>2.0</text:p>
          </table:table-cell>
          <table:table-cell office:value-type="float" office:value="10.0">
            <text:p>10.0</text:p>
          </table:table-cell>
          <table:table-cell table:formula="=C19*D19" office:value-type="float" office:value="20.0">
            <text:p>20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>
            <text:p>zakiet<text:s/>dam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0*D20" office:value-type="float" office:value="10.0">
            <text:p>10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>
            <text:p>spódnica<text:s/>dam<text:s/>nieb<text:s/>Res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1*D21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>
            <text:p>bluzka<text:s/>dam<text:s/>szara<text:s/>Res<text:s/>perełki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2*D22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>
            <text:p>spodnie<text:s/>dam<text:s/>dzins</text:p>
          </table:table-cell>
          <table:table-cell office:value-type="float" office:value="3.0">
            <text:p>3.0</text:p>
          </table:table-cell>
          <table:table-cell office:value-type="float" office:value="15.0">
            <text:p>15.0</text:p>
          </table:table-cell>
          <table:table-cell table:formula="=C23*D23" office:value-type="float" office:value="45.0">
            <text:p>45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=C23-F23-G23" office:value-type="float" office:value="1.0">
            <text:p>1.0</text:p>
          </table:table-cell>
          <table:table-cell table:formula="=F23*D23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>
            <text:p>sukienka<text:s/>dam<text:s/>Mohito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table:formula="=C24*D24" office:value-type="float" office:value="25.0">
            <text:p>25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25.0">
            <text:p>2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>
            <text:p>bluza<text:s/>dam<text:s/>letni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5*D25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>
            <text:p>sukienka<text:s/>dam<text:s text:c="2"/>Selfieroom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26*D26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>
            <text:p>sukienka<text:s/>dam<text:s/>w<text:s/>kwiaty<text:s/></text:p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table:formula="=C27*D27"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25.0">
            <text:p>25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>
            <text:p>bluzka<text:s/>dam<text:s/>na<text:s/>ram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8*D28"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>
            <text:p>sukienka<text:s/>dam<text:s/>letni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29*D29" office:value-type="float" office:value="10.0">
            <text:p>10.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>
            <text:p>sukienak<text:s/>dam<text:s/>letnia<text:s/>w<text:s/>kwiaty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30*D30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>
            <text:p>sukienka<text:s/>dam<text:s/>w<text:s/>pasy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31*D31" office:value-type="float" office:value="20.0">
            <text:p>2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20.0">
            <text:p>2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>
            <text:p>bluzka<text:s/>dam<text:s/>szara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table:formula="=C32*D32" office:value-type="float" office:value="10.0">
            <text:p>1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1.0">
            <text:p>1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>
            <text:p>sukienka<text:s/>dam<text:s/>długa</text:p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table:formula="=C33*D33" office:value-type="float" office:value="50.0">
            <text:p>50.0</text:p>
          </table:table-cell>
          <table:table-cell office:value-type="float" office:value="1.0">
            <text:p>1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50.0">
            <text:p>5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>
            <text:p>bluzka<text:s/>dam<text:s/></text:p>
          </table:table-cell>
          <table:table-cell office:value-type="float" office:value="2.0">
            <text:p>2.0</text:p>
          </table:table-cell>
          <table:table-cell office:value-type="float" office:value="15.0">
            <text:p>15.0</text:p>
          </table:table-cell>
          <table:table-cell table:formula="=C34*D34" office:value-type="float" office:value="30.0">
            <text:p>30.0</text:p>
          </table:table-cell>
          <table:table-cell office:value-type="float" office:value="2.0">
            <text:p>2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24.0">
            <text:p>24.0</text:p>
          </table:table-cell>
          <table:table-cell/>
          <table:table-cell table:formula="=SUM(E15:E42)" office:value-type="currency" office:value="383" office:currency="PLN">
            <text:p>383,00 zł</text:p>
          </table:table-cell>
          <table:table-cell/>
          <table:table-cell/>
          <table:table-cell/>
          <table:table-cell table:formula="=SUM(I15:I41)" office:value-type="currency" office:value="338" office:currency="PLN">
            <text:p>338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333 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>
            <text:p>333/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 office:value-type="date" office:date-value="2020-02-22">
            <text:p>2020-02-2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>
            <text:p>Łach<text:s/>Agnieszk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Kolejowa<text:s/>18</text:p>
          </table:table-cell>
          <table:table-cell/>
          <table:table-cell>
            <text:p><text:s text:c="15"/>ulica</text:p>
          </table:table-cell>
          <table:table-cell>
            <text:p>Szymanowskiego<text:s/>51<text:s/>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>
            <text:p>Rybnik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 office:value-type="float" office:value="7.21095034E8">
            <text:p>7.21095034E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>
            <text:p>pólbuty<text:s/>dam<text:s/>wąż<text:s/>Jenny<text:s/>Fairy<text:s/>szare<text:s/>r.36</text:p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table:formula="=C15*D15" office:value-type="float" office:value="20.0">
            <text:p>2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1.0">
            <text:p>1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1.0">
            <text:p>1.0</text:p>
          </table:table-cell>
          <table:table-cell/>
          <table:table-cell table:formula="=SUM(E15:E42)" office:value-type="currency" office:value="20" office:currency="PLN">
            <text:p>2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8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1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2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3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4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6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7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8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19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0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1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2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3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4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rkusz25"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column table:style-name="co2"/>
        <table:table-row table:style-name="ro1">
          <table:table-cell/>
          <table:table-cell/>
          <table:table-cell/>
          <table:table-cell>
            <text:p>Miejsce<text:s/>wystawienia</text:p>
          </table:table-cell>
          <table:table-cell>
            <text:p>Racibór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>
            <text:p>Umowa<text:s/>Komisu<text:s/>nr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>
            <text:p>da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KOMIS<text:s/>DZIECIĘCY<text:s/>OLUŚ<text:s/>Z.<text:s/>SZCZEPANIAK</text:p>
          </table:table-cell>
          <table:table-cell/>
          <table:table-cell>
            <text:p><text:s text:c="19"/>o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47-400<text:s/>RACIBÓRZ<text:s/>UL.LUDWIKA<text:s/>15</text:p>
          </table:table-cell>
          <table:table-cell/>
          <table:table-cell>
            <text:p><text:s text:c="15"/>ul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Tel.606-611-352<text:s/>e-mail.<text:s/>komisolus@op.pl</text:p>
          </table:table-cell>
          <table:table-cell/>
          <table:table-cell>
            <text:p><text:s text:c="2"/>miejscowość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>
            <text:p>otwarte<text:s/>od<text:s/>9-17<text:s/>sobota<text:s/>od<text:s/>9-13</text:p>
          </table:table-cell>
          <table:table-cell/>
          <table:table-cell>
            <text:p><text:s text:c="8"/>dokumen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>
            <text:p>www.komisolus.republika.pl</text:p>
          </table:table-cell>
          <table:table-cell/>
          <table:table-cell>
            <text:p><text:s text:c="12"/>telef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number-rows-spanned="2">
            <text:p>LP.</text:p>
          </table:table-cell>
          <table:table-cell table:number-rows-spanned="2">
            <text:p>NAZWA<text:s/>TOWARU</text:p>
          </table:table-cell>
          <table:table-cell table:number-rows-spanned="2">
            <text:p>ILOŚĆ</text:p>
          </table:table-cell>
          <table:table-cell table:number-rows-spanned="2">
            <text:p>KWOTA<text:s/></text:p>
            <text:p>DLA<text:s/>KOMITENTA</text:p>
          </table:table-cell>
          <table:table-cell>
            <text:p>WARTOŚĆ<text:s/></text:p>
          </table:table-cell>
          <table:table-cell table:number-rows-spanned="2">
            <text:p>Sprzedano<text:s/></text:p>
            <text:p>ilość</text:p>
          </table:table-cell>
          <table:table-cell table:number-rows-spanned="2">
            <text:p>Zwrócono</text:p>
            <text:p>ilość</text:p>
          </table:table-cell>
          <table:table-cell table:number-rows-spanned="2">
            <text:p>Pozostała</text:p>
            <text:p>ilość<text:s/>w<text:s/>komisie</text:p>
          </table:table-cell>
          <table:table-cell table:number-rows-spanned="2">
            <text:p>Do<text:s/></text:p>
            <text:p>wypłaty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covered-table-cell/>
          <table:covered-table-cell/>
          <table:covered-table-cell/>
          <table:covered-table-cell/>
          <table:table-cell>
            <text:p>DLA<text:s/>KOMITENTA</text:p>
          </table:table-cell>
          <table:covered-table-cell/>
          <table:covered-table-cell/>
          <table:covered-table-cell/>
          <table:covered-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.0">
            <text:p>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*D1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5-F15-G15" office:value-type="float" office:value="0.0">
            <text:p>0.0</text:p>
          </table:table-cell>
          <table:table-cell table:formula="=F15*D1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office:value-type="float" office:value="2.0">
            <text:p>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*D1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6-F16-G16" office:value-type="float" office:value="0.0">
            <text:p>0.0</text:p>
          </table:table-cell>
          <table:table-cell table:formula="=F16*D1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.0">
            <text:p>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*D1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7-F17-G17" office:value-type="float" office:value="0.0">
            <text:p>0.0</text:p>
          </table:table-cell>
          <table:table-cell table:formula="=F17*D1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4.0">
            <text:p>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*D1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8-F18-G18" office:value-type="float" office:value="0.0">
            <text:p>0.0</text:p>
          </table:table-cell>
          <table:table-cell table:formula="=F18*D1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5.0">
            <text:p>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*D1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19-F19-G19" office:value-type="float" office:value="0.0">
            <text:p>0.0</text:p>
          </table:table-cell>
          <table:table-cell table:formula="=F19*D1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6.0">
            <text:p>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*D2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0-F20-G20" office:value-type="float" office:value="0.0">
            <text:p>0.0</text:p>
          </table:table-cell>
          <table:table-cell table:formula="=F20*D2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7.0">
            <text:p>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*D2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1-F21-G21" office:value-type="float" office:value="0.0">
            <text:p>0.0</text:p>
          </table:table-cell>
          <table:table-cell table:formula="=F21*D2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8.0">
            <text:p>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*D2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2-F22-G22" office:value-type="float" office:value="0.0">
            <text:p>0.0</text:p>
          </table:table-cell>
          <table:table-cell table:formula="=F22*D2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9.0">
            <text:p>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3-F23-G23" office:value-type="float" office:value="0.0">
            <text:p>0.0</text:p>
          </table:table-cell>
          <table:table-cell table:formula="=F23*D2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0.0">
            <text:p>1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*D2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4-F24-G24" office:value-type="float" office:value="0.0">
            <text:p>0.0</text:p>
          </table:table-cell>
          <table:table-cell table:formula="=F24*D2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1.0">
            <text:p>1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*D2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5-F25-G25" office:value-type="float" office:value="0.0">
            <text:p>0.0</text:p>
          </table:table-cell>
          <table:table-cell table:formula="=F25*D2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2.0">
            <text:p>1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*D2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6-F26-G26" office:value-type="float" office:value="0.0">
            <text:p>0.0</text:p>
          </table:table-cell>
          <table:table-cell table:formula="=F26*D2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3.0">
            <text:p>1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*D2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7-F27-G27" office:value-type="float" office:value="0.0">
            <text:p>0.0</text:p>
          </table:table-cell>
          <table:table-cell table:formula="=F27*D2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4.0">
            <text:p>1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*D2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8-F28-G28" office:value-type="float" office:value="0.0">
            <text:p>0.0</text:p>
          </table:table-cell>
          <table:table-cell table:formula="=F28*D2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5.0">
            <text:p>1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*D2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29-F29-G29" office:value-type="float" office:value="0.0">
            <text:p>0.0</text:p>
          </table:table-cell>
          <table:table-cell table:formula="=F29*D2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6.0">
            <text:p>1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*D3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0-F30-G30" office:value-type="float" office:value="0.0">
            <text:p>0.0</text:p>
          </table:table-cell>
          <table:table-cell table:formula="=F30*D3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7.0">
            <text:p>1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*D3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1-F31-G31" office:value-type="float" office:value="0.0">
            <text:p>0.0</text:p>
          </table:table-cell>
          <table:table-cell table:formula="=F31*D3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8.0">
            <text:p>1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*D3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2-F32-G32" office:value-type="float" office:value="0.0">
            <text:p>0.0</text:p>
          </table:table-cell>
          <table:table-cell table:formula="=F32*D3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19.0">
            <text:p>1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*D3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3-F33-G33" office:value-type="float" office:value="0.0">
            <text:p>0.0</text:p>
          </table:table-cell>
          <table:table-cell table:formula="=F33*D3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0.0">
            <text:p>2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*D3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4-F34-G34" office:value-type="float" office:value="0.0">
            <text:p>0.0</text:p>
          </table:table-cell>
          <table:table-cell table:formula="=F34*D3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1.0">
            <text:p>2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*D3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5-F35-G35" office:value-type="float" office:value="0.0">
            <text:p>0.0</text:p>
          </table:table-cell>
          <table:table-cell table:formula="=F35*D3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2.0">
            <text:p>2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*D3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6-F36-G36" office:value-type="float" office:value="0.0">
            <text:p>0.0</text:p>
          </table:table-cell>
          <table:table-cell table:formula="=F36*D3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3.0">
            <text:p>23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*D37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7-F37-G37" office:value-type="float" office:value="0.0">
            <text:p>0.0</text:p>
          </table:table-cell>
          <table:table-cell table:formula="=F37*D37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4.0">
            <text:p>24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*D38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8-F38-G38" office:value-type="float" office:value="0.0">
            <text:p>0.0</text:p>
          </table:table-cell>
          <table:table-cell table:formula="=F38*D38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5.0">
            <text:p>25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*D39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39-F39-G39" office:value-type="float" office:value="0.0">
            <text:p>0.0</text:p>
          </table:table-cell>
          <table:table-cell table:formula="=F39*D39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6.0">
            <text:p>26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*D40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0-F40-G40" office:value-type="float" office:value="0.0">
            <text:p>0.0</text:p>
          </table:table-cell>
          <table:table-cell table:formula="=F40*D40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7.0">
            <text:p>27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*D41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1-F41-G41" office:value-type="float" office:value="0.0">
            <text:p>0.0</text:p>
          </table:table-cell>
          <table:table-cell table:formula="=F41*D41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8.0">
            <text:p>28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*D42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2-F42-G42" office:value-type="float" office:value="0.0">
            <text:p>0.0</text:p>
          </table:table-cell>
          <table:table-cell table:formula="=F42*D42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29.0">
            <text:p>29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*D43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3-F43-G43" office:value-type="float" office:value="0.0">
            <text:p>0.0</text:p>
          </table:table-cell>
          <table:table-cell table:formula="=F43*D43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0.0">
            <text:p>30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*D44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4-F44-G44" office:value-type="float" office:value="0.0">
            <text:p>0.0</text:p>
          </table:table-cell>
          <table:table-cell table:formula="=F44*D44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1.0">
            <text:p>31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*D45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5-F45-G45" office:value-type="float" office:value="0.0">
            <text:p>0.0</text:p>
          </table:table-cell>
          <table:table-cell table:formula="=F45*D45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float" office:value="32.0">
            <text:p>32.0</text:p>
          </table:table-cell>
          <table:table-cell/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*D46"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table:formula="=C46-F46-G46" office:value-type="float" office:value="0.0">
            <text:p>0.0</text:p>
          </table:table-cell>
          <table:table-cell table:formula="=F46*D46" office:value-type="float" office:value="0.0">
            <text:p>0.0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>
            <text:p>Sumy</text:p>
          </table:table-cell>
          <table:table-cell/>
          <table:table-cell table:formula="=SUM(C15:C41)" office:value-type="float" office:value="0.0">
            <text:p>0.0</text:p>
          </table:table-cell>
          <table:table-cell/>
          <table:table-cell table:formula="=SUM(E15:E42)" office:value-type="currency" office:value="0" office:currency="PLN">
            <text:p>0,00 zł</text:p>
          </table:table-cell>
          <table:table-cell/>
          <table:table-cell/>
          <table:table-cell/>
          <table:table-cell table:formula="=SUM(I15:I41)" office:value-type="currency" office:value="0" office:currency="PLN">
            <text:p>0,00 zł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Oświadczam,że:<text:s/>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1.<text:s/>w/w<text:s/>przedmioty<text:s/>stanowią<text:s/>moją<text:s/>własność<text:s/>i<text:s/>nie<text:s/>są<text:s/>zajęte<text:s/>przez<text:s/>komornika<text:s/>ani<text:s/>Urząd<text:s/>Skarbowy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2.Zapoznałem/am<text:s/>się<text:s/>z<text:s/>regulaminem<text:s/>komisu<text:s/>,który<text:s/>jest<text:s/>integralną<text:s/>częścią<text:s/>umowy,<text:s/>którego<text:s/>wyciąg<text:s/>w<text:s/>formi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>
            <text:p>wywieszki<text:s/>zamieszczony<text:s/>jest<text:s/>w<text:s/>komisie<text:s/>znam<text:s/>i<text:s/>przyjmuję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..................................</text:p>
          </table:table-cell>
          <table:table-cell/>
          <table:table-cell>
            <text:p>.......................................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>
            <text:p>podpis<text:s/>pracownika</text:p>
          </table:table-cell>
          <table:table-cell/>
          <table:table-cell>
            <text:p>podpis<text:s/>komit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